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alStackTraceFilterTest.shouldFilterWhenConfigurationSaysY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ditionalStackTraceFilterTest.shouldNotFilterWhenConfigurationSays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